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3b3b3b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8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loext:contextual-spacing="false" style:line-height-at-least="0.503cm"/>
      <style:text-properties fo:color="#3b3b3b" style:font-name="Droid Sans Mono" fo:font-size="10.5pt" fo:font-weight="normal" fo:background-color="#ffffff"/>
    </style:style>
    <style:style style:name="P6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800000"/>
    </style:style>
    <style:style style:name="T2" style:family="text">
      <style:text-properties fo:color="#e50000"/>
    </style:style>
    <style:style style:name="T3" style:family="text">
      <style:text-properties fo:color="#0000ff"/>
    </style:style>
    <style:style style:name="T4" style:family="text">
      <style:text-properties fo:color="#0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DOCTYPE</text:span> <text:span text:style-name="T2">html</text:span><text:span text:style-name="T1">&gt;</text:span></text:p>
      <text:p text:style-name="P1"><text:span text:style-name="T1">&lt;html</text:span> <text:span text:style-name="T2">lang</text:span>=<text:span text:style-name="T3">"en"</text:span><text:span text:style-name="T1">&gt;</text:span></text:p>
      <text:p text:style-name="P2">&lt;head&gt;</text:p>
      <text:p text:style-name="P1"><text:span text:style-name="T1">&lt;meta</text:span> <text:span text:style-name="T2">charset</text:span>=<text:span text:style-name="T3">"UTF-8"</text:span><text:span text:style-name="T1">&gt;</text:span></text:p>
      <text:p text:style-name="P1"><text:span text:style-name="T1">&lt;meta</text:span> <text:span text:style-name="T2">name</text:span>=<text:span text:style-name="T3">"viewport"</text:span> <text:span text:style-name="T2">content</text:span>=<text:span text:style-name="T3">"width=device-width, initial-scale=1.0"</text:span><text:span text:style-name="T1">&gt;</text:span> <text:span text:style-name="T4">&lt;!-- displays site properly based on user's device --&gt;</text:span></text:p>
      <text:p text:style-name="P1"><text:span text:style-name="T1">&lt;link</text:span> <text:span text:style-name="T2">rel</text:span>=<text:span text:style-name="T3">"stylesheet"</text:span> <text:span text:style-name="T2">href</text:span>=<text:span text:style-name="T3">"style.css"</text:span><text:span text:style-name="T1">&gt;</text:span></text:p>
      <text:p text:style-name="P1"><text:span text:style-name="T1">&lt;link</text:span> <text:span text:style-name="T2">rel</text:span>=<text:span text:style-name="T3">"icon"</text:span> <text:span text:style-name="T2">type</text:span>=<text:span text:style-name="T3">"image/png"</text:span> <text:span text:style-name="T2">sizes</text:span>=<text:span text:style-name="T3">"32x32"</text:span> <text:span text:style-name="T2">href</text:span>=<text:span text:style-name="T3">"./images/favicon-32x32.png"</text:span><text:span text:style-name="T1">&gt;</text:span></text:p>
      <text:p text:style-name="P1"><text:span text:style-name="T1">&lt;title&gt;</text:span>Frontend Mentor | Clipboard landing page<text:span text:style-name="T1">&lt;/title&gt;</text:span></text:p>
      <text:p text:style-name="P4"/>
      <text:p text:style-name="P3">&lt;!-- Feel free to remove these styles or customise in your own stylesheet 👍 --&gt;</text:p>
      <text:p text:style-name="P3">&lt;!-- &lt;style&gt;</text:p>
      <text:p text:style-name="P3">.attribution { font-size: 11px; text-align: center; }</text:p>
      <text:p text:style-name="P3">.attribution a { color: hsl(228, 45%, 44%); }</text:p>
      <text:p text:style-name="P3">&lt;/style&gt; --&gt;</text:p>
      <text:p text:style-name="P6"/>
      <text:p text:style-name="P2">&lt;/head&gt;</text:p>
      <text:p text:style-name="P4"/>
      <text:p text:style-name="P2">&lt;body&gt;</text:p>
      <text:p text:style-name="P6"/>
      <text:p text:style-name="P1"><text:span text:style-name="T1">&lt;div</text:span> <text:span text:style-name="T2">class</text:span>=<text:span text:style-name="T3">"page"</text:span><text:span text:style-name="T1">&gt;</text:span></text:p>
      <text:p text:style-name="P1"><text:span text:style-name="T1">&lt;div</text:span> <text:span text:style-name="T2">class</text:span>=<text:span text:style-name="T3">"page-content"</text:span><text:span text:style-name="T1">&gt;</text:span></text:p>
      <text:p text:style-name="P1"><text:span text:style-name="T1">&lt;div</text:span> <text:span text:style-name="T2">class</text:span>=<text:span text:style-name="T3">"img1"</text:span><text:span text:style-name="T1">&gt;</text:span></text:p>
      <text:p text:style-name="P1"><text:span text:style-name="T1">&lt;img</text:span> <text:span text:style-name="T2">src</text:span>=<text:span text:style-name="T3">"logo.svg"</text:span> <text:span text:style-name="T2">alt</text:span>=<text:span text:style-name="T3">""</text:span><text:span text:style-name="T1">&gt;</text:span></text:p>
      <text:p text:style-name="P2">&lt;/div&gt;</text:p>
      <text:p text:style-name="P4"/>
      <text:p text:style-name="P1"><text:span text:style-name="T1">&lt;div</text:span> <text:span text:style-name="T2">class</text:span>=<text:span text:style-name="T3">"classh1"</text:span><text:span text:style-name="T1">&gt;</text:span></text:p>
      <text:p text:style-name="P1"><text:span text:style-name="T1">&lt;h1&gt;</text:span> A history of everything you copy<text:span text:style-name="T1">&lt;/h1&gt;</text:span></text:p>
      <text:p text:style-name="P2">&lt;/div&gt;</text:p>
      <text:p text:style-name="P4"/>
      <text:p text:style-name="P1"><text:span text:style-name="T1">&lt;div</text:span> <text:span text:style-name="T2">class</text:span>=<text:span text:style-name="T3">"classpara1"</text:span><text:span text:style-name="T1">&gt;</text:span></text:p>
      <text:p text:style-name="P1"><text:span text:style-name="T1">&lt;p&gt;</text:span>Clipboard allows you to track and organize everything you </text:p>
      <text:p text:style-name="P1">copy. Instantly access your clipboard on all your devices.</text:p>
      <text:p text:style-name="P2">&lt;/p&gt;</text:p>
      <text:p text:style-name="P2">&lt;/div&gt;</text:p>
      <text:p text:style-name="P4"/>
      <text:p text:style-name="P1"><text:span text:style-name="T1">&lt;div</text:span> <text:span text:style-name="T2">class</text:span>=<text:span text:style-name="T3">"classbtn"</text:span><text:span text:style-name="T1">&gt;</text:span></text:p>
      <text:p text:style-name="P1"><text:span text:style-name="T1">&lt;button</text:span> <text:span text:style-name="T2">class</text:span>=<text:span text:style-name="T3">"btn1"</text:span><text:span text:style-name="T1">&gt;</text:span> Download for iOS<text:span text:style-name="T1">&lt;/button&gt;</text:span></text:p>
      <text:p text:style-name="P1"><text:span text:style-name="T1">&lt;button</text:span> <text:span text:style-name="T2">class</text:span>=<text:span text:style-name="T3">"btn2"</text:span><text:span text:style-name="T1">&gt;</text:span> Download for Mac<text:span text:style-name="T1">&lt;/button&gt;</text:span></text:p>
      <text:p text:style-name="P2">&lt;/div&gt;</text:p>
      <text:p text:style-name="P6"/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lassh1"</text:span><text:span text:style-name="T1">&gt;</text:span></text:p>
      <text:p text:style-name="P1"><text:span text:style-name="T1">&lt;h1&gt;</text:span>Keep track of your snippets<text:span text:style-name="T1">&lt;/h1&gt;</text:span></text:p>
      <text:p text:style-name="P2">&lt;/div&gt;</text:p>
      <text:p text:style-name="P4"/>
      <text:p text:style-name="P1"><text:span text:style-name="T1">&lt;div</text:span> <text:span text:style-name="T2">class</text:span>=<text:span text:style-name="T3">"classpara2"</text:span><text:span text:style-name="T1">&gt;</text:span></text:p>
      <text:p text:style-name="P1"><text:soft-page-break/><text:span text:style-name="T1">&lt;p&gt;</text:span>Clipboard instantly stores any item you copy in the cloud, </text:p>
      <text:p text:style-name="P1">meaning you can access your snippets immediately on all your </text:p>
      <text:p text:style-name="P1">devices. Our Mac and iOS apps will help you organize everything.<text:span text:style-name="T1">&lt;/p&gt;</text:span></text:p>
      <text:p text:style-name="P4"/>
      <text:p text:style-name="P2">&lt;/div&gt;</text:p>
      <text:p text:style-name="P1"><text:span text:style-name="T1">&lt;div</text:span> <text:span text:style-name="T2">class</text:span>=<text:span text:style-name="T3">"page1"</text:span><text:span text:style-name="T1">&gt;</text:span></text:p>
      <text:p text:style-name="P1"><text:span text:style-name="T1">&lt;div</text:span> <text:span text:style-name="T2">class</text:span>=<text:span text:style-name="T3">"img2"</text:span><text:span text:style-name="T1">&gt;&lt;img</text:span> <text:span text:style-name="T2">src</text:span>=<text:span text:style-name="T3">"image-computer1.png"</text:span> <text:span text:style-name="T2">alt</text:span>=<text:span text:style-name="T3">""</text:span><text:span text:style-name="T1">&gt;&lt;/div&gt;</text:span></text:p>
      <text:p text:style-name="P1"><text:span text:style-name="T1">&lt;div</text:span> <text:span text:style-name="T2">class</text:span>=<text:span text:style-name="T3">"page1-list"</text:span><text:span text:style-name="T1">&gt;</text:span></text:p>
      <text:p text:style-name="P4"/>
      <text:p text:style-name="P1"><text:span text:style-name="T1">&lt;h4&gt;</text:span> Quick Search<text:span text:style-name="T1">&lt;/h4&gt;</text:span></text:p>
      <text:p text:style-name="P1"><text:span text:style-name="T1">&lt;p&gt;</text:span>Easily search your snippets by content, category, web address, application, and more.<text:span text:style-name="T1">&lt;/p&gt;</text:span></text:p>
      <text:p text:style-name="P4"/>
      <text:p text:style-name="P1"><text:span text:style-name="T1">&lt;h4&gt;</text:span>iCloud Sync<text:span text:style-name="T1">&lt;/h4&gt;</text:span></text:p>
      <text:p text:style-name="P1"><text:span text:style-name="T1">&lt;p&gt;</text:span>Instantly saves and syncs snippets across all your devices.<text:span text:style-name="T1">&lt;/p&gt;</text:span></text:p>
      <text:p text:style-name="P4"/>
      <text:p text:style-name="P1"><text:span text:style-name="T1">&lt;h4&gt;</text:span> Complete History<text:span text:style-name="T1">&lt;/h4&gt;</text:span></text:p>
      <text:p text:style-name="P1"><text:span text:style-name="T1">&lt;p&gt;</text:span> Retrieve any snippets from the first moment you started using the app.<text:span text:style-name="T1">&lt;/p&gt;</text:span>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page2"</text:span><text:span text:style-name="T1">&gt;</text:span></text:p>
      <text:p text:style-name="P1"><text:span text:style-name="T1">&lt;h1</text:span> <text:span text:style-name="T2">class</text:span>=<text:span text:style-name="T3">"classh1"</text:span><text:span text:style-name="T1">&gt;</text:span>Access Clipboard anywhere<text:span text:style-name="T1">&lt;/h1&gt;</text:span></text:p>
      <text:p text:style-name="P1"><text:span text:style-name="T1">&lt;p&gt;</text:span> Whether you’re on the go, or at your computer, you can access all your Clipboard </text:p>
      <text:p text:style-name="P1">snippets in a few simple clicks.<text:span text:style-name="T1">&lt;/p&gt;</text:span></text:p>
      <text:p text:style-name="P4"/>
      <text:p text:style-name="P1"><text:span text:style-name="T1">&lt;div</text:span> <text:span text:style-name="T2">class</text:span>=<text:span text:style-name="T3">"img3"</text:span><text:span text:style-name="T1">&gt;</text:span></text:p>
      <text:p text:style-name="P1"><text:span text:style-name="T1">&lt;img</text:span> <text:span text:style-name="T2">src</text:span>=<text:span text:style-name="T3">"image-devices.png"</text:span> <text:span text:style-name="T2">alt</text:span>=<text:span text:style-name="T3">""</text:span><text:span text:style-name="T1">&gt;</text:span></text:p>
      <text:p text:style-name="P2">&lt;/div&gt;</text:p>
      <text:p text:style-name="P4"/>
      <text:p text:style-name="P2">&lt;/div&gt;</text:p>
      <text:p text:style-name="P4"/>
      <text:p text:style-name="P1"><text:span text:style-name="T1">&lt;div</text:span> <text:span text:style-name="T2">class</text:span>=<text:span text:style-name="T3">"page3"</text:span><text:span text:style-name="T1">&gt;</text:span></text:p>
      <text:p text:style-name="P4"/>
      <text:p text:style-name="P1"><text:span text:style-name="T1">&lt;div</text:span> <text:span text:style-name="T2">class</text:span>=<text:span text:style-name="T3">"page3-content"</text:span><text:span text:style-name="T1">&gt;</text:span></text:p>
      <text:p text:style-name="P1"><text:span text:style-name="T1">&lt;h1</text:span> <text:span text:style-name="T2">class</text:span>=<text:span text:style-name="T3">"classh1"</text:span><text:span text:style-name="T1">&gt;</text:span>Supercharge your workflow<text:span text:style-name="T1">&lt;/h1&gt;</text:span></text:p>
      <text:p text:style-name="P1"><text:span text:style-name="T1">&lt;p&gt;</text:span> We’ve got the tools to boost your productivity.<text:span text:style-name="T1">&lt;/p&gt;</text:span></text:p>
      <text:p text:style-name="P2">&lt;/div&gt;</text:p>
      <text:p text:style-name="P4"/>
      <text:p text:style-name="P1"><text:span text:style-name="T1">&lt;div</text:span> <text:span text:style-name="T2">class</text:span>=<text:span text:style-name="T3">"page3-list"</text:span><text:span text:style-name="T1">&gt;</text:span></text:p>
      <text:p text:style-name="P1"><text:span text:style-name="T1">&lt;div</text:span> <text:span text:style-name="T2">class</text:span>=<text:span text:style-name="T3">"page3-list1"</text:span><text:span text:style-name="T1">&gt;</text:span></text:p>
      <text:p text:style-name="P1"><text:span text:style-name="T1">&lt;img</text:span> <text:span text:style-name="T2">src</text:span>=<text:span text:style-name="T3">"icon-blacklist.svg"</text:span> <text:span text:style-name="T2">alt</text:span>=<text:span text:style-name="T3">""</text:span><text:span text:style-name="T1">&gt;</text:span></text:p>
      <text:p text:style-name="P1"><text:span text:style-name="T1">&lt;h4&gt;</text:span>Create blacklists<text:span text:style-name="T1">&lt;/h4&gt;</text:span></text:p>
      <text:p text:style-name="P1"><text:span text:style-name="T1">&lt;p&gt;</text:span> Ensure sensitive information never makes its <text:span text:style-name="T1">&lt;br&gt;</text:span> way to your clipboard by excluding certain <text:span text:style-name="T1">&lt;br&gt;</text:span> sources.<text:span text:style-name="T1">&lt;/p&gt;</text:span></text:p>
      <text:p text:style-name="P2">&lt;/div&gt;</text:p>
      <text:p text:style-name="P4"/>
      <text:p text:style-name="P1"><text:span text:style-name="T1">&lt;div</text:span> <text:span text:style-name="T2">class</text:span>=<text:span text:style-name="T3">"page3-list2"</text:span><text:span text:style-name="T1">&gt;</text:span></text:p>
      <text:p text:style-name="P1"><text:span text:style-name="T1">&lt;img</text:span> <text:span text:style-name="T2">src</text:span>=<text:span text:style-name="T3">"icon-text.svg"</text:span> <text:span text:style-name="T2">alt</text:span>=<text:span text:style-name="T3">""</text:span><text:span text:style-name="T1">&gt;</text:span></text:p>
      <text:p text:style-name="P1"><text:span text:style-name="T1">&lt;h4&gt;</text:span> Plain text snippets<text:span text:style-name="T1">&lt;/h4&gt;</text:span></text:p>
      <text:p text:style-name="P1"><text:span text:style-name="T1">&lt;p&gt;</text:span>Remove unwanted formatting from copied text <text:span text:style-name="T1">&lt;br&gt;</text:span>for a consistent look.<text:span text:style-name="T1">&lt;/p&gt;</text:span></text:p>
      <text:p text:style-name="P4"/>
      <text:p text:style-name="P2"><text:soft-page-break/>&lt;/div&gt;</text:p>
      <text:p text:style-name="P4"/>
      <text:p text:style-name="P1"><text:span text:style-name="T1">&lt;div</text:span> <text:span text:style-name="T2">class</text:span>=<text:span text:style-name="T3">"page3-list3"</text:span><text:span text:style-name="T1">&gt;</text:span></text:p>
      <text:p text:style-name="P1"><text:span text:style-name="T1">&lt;img</text:span> <text:span text:style-name="T2">src</text:span>=<text:span text:style-name="T3">"icon-preview.svg"</text:span> <text:span text:style-name="T2">alt</text:span>=<text:span text:style-name="T3">""</text:span><text:span text:style-name="T1">&gt;</text:span></text:p>
      <text:p text:style-name="P1"><text:span text:style-name="T1">&lt;h4&gt;</text:span> Sneak preview<text:span text:style-name="T1">&lt;/h4&gt;</text:span></text:p>
      <text:p text:style-name="P1"><text:span text:style-name="T1">&lt;p&gt;</text:span> Quick preview of all snippets on your Clipboard <text:span text:style-name="T1">&lt;br&gt;</text:span> for easy access.<text:span text:style-name="T1">&lt;/p&gt;</text:span></text:p>
      <text:p text:style-name="P4"/>
      <text:p text:style-name="P2">&lt;/div&gt;</text:p>
      <text:p text:style-name="P4"/>
      <text:p text:style-name="P2">&lt;/div&gt;</text:p>
      <text:p text:style-name="P4"/>
      <text:p text:style-name="P2">&lt;/div&gt;</text:p>
      <text:p text:style-name="P4"/>
      <text:p text:style-name="P1"><text:span text:style-name="T1">&lt;div</text:span> <text:span text:style-name="T2">class</text:span>=<text:span text:style-name="T3">"page4"</text:span><text:span text:style-name="T1">&gt;</text:span></text:p>
      <text:p text:style-name="P1"><text:span text:style-name="T1">&lt;div</text:span> <text:span text:style-name="T2">class</text:span>=<text:span text:style-name="T3">"img4"</text:span><text:span text:style-name="T1">&gt;</text:span></text:p>
      <text:p text:style-name="P1"><text:span text:style-name="T1">&lt;img</text:span> <text:span text:style-name="T2">src</text:span>=<text:span text:style-name="T3">"logo-google.png"</text:span> <text:span text:style-name="T2">alt</text:span>=<text:span text:style-name="T3">""</text:span><text:span text:style-name="T1">&gt;</text:span></text:p>
      <text:p text:style-name="P1"><text:span text:style-name="T1">&lt;img</text:span> <text:span text:style-name="T2">src</text:span>=<text:span text:style-name="T3">"logo-ibm.png"</text:span> <text:span text:style-name="T2">alt</text:span>=<text:span text:style-name="T3">""</text:span><text:span text:style-name="T1">&gt;</text:span></text:p>
      <text:p text:style-name="P1"><text:span text:style-name="T1">&lt;img</text:span> <text:span text:style-name="T2">src</text:span>=<text:span text:style-name="T3">"logo-microsoft.png"</text:span> <text:span text:style-name="T2">alt</text:span>=<text:span text:style-name="T3">""</text:span><text:span text:style-name="T1">&gt;</text:span></text:p>
      <text:p text:style-name="P1"><text:span text:style-name="T1">&lt;img</text:span> <text:span text:style-name="T2">src</text:span>=<text:span text:style-name="T3">"logo-hp.png"</text:span> <text:span text:style-name="T2">alt</text:span>=<text:span text:style-name="T3">""</text:span><text:span text:style-name="T1">&gt;</text:span></text:p>
      <text:p text:style-name="P1"><text:span text:style-name="T1">&lt;img</text:span> <text:span text:style-name="T2">src</text:span>=<text:span text:style-name="T3">"logo-vector-graphics.png"</text:span> <text:span text:style-name="T2">alt</text:span>=<text:span text:style-name="T3">""</text:span><text:span text:style-name="T1">&gt;</text:span></text:p>
      <text:p text:style-name="P2">&lt;/div&gt;</text:p>
      <text:p text:style-name="P1"><text:span text:style-name="T1">&lt;div</text:span> <text:span text:style-name="T2">class</text:span>=<text:span text:style-name="T3">"page4-content"</text:span><text:span text:style-name="T1">&gt;</text:span></text:p>
      <text:p text:style-name="P1"><text:span text:style-name="T1">&lt;h3&gt;</text:span> Clipboard for iOS and Mac OS<text:span text:style-name="T1">&lt;/h3&gt;</text:span></text:p>
      <text:p text:style-name="P1"><text:span text:style-name="T1">&lt;p&gt;</text:span>Available for free on the App Store. Download for Mac or iOS, sync with iCloud </text:p>
      <text:p text:style-name="P1">and you’re ready to start adding to your clipboard.<text:span text:style-name="T1">&lt;/p&gt;</text:span></text:p>
      <text:p text:style-name="P2">&lt;/div&gt;</text:p>
      <text:p text:style-name="P1"><text:span text:style-name="T1">&lt;div</text:span> <text:span text:style-name="T2">class</text:span>=<text:span text:style-name="T3">"classbtn"</text:span><text:span text:style-name="T1">&gt;</text:span></text:p>
      <text:p text:style-name="P1"><text:span text:style-name="T1">&lt;button</text:span> <text:span text:style-name="T2">class</text:span>=<text:span text:style-name="T3">"btn3"</text:span><text:span text:style-name="T1">&gt;</text:span> Download for iOS<text:span text:style-name="T1">&lt;/button&gt;</text:span></text:p>
      <text:p text:style-name="P1"><text:span text:style-name="T1">&lt;button</text:span> <text:span text:style-name="T2">class</text:span>=<text:span text:style-name="T3">"btn4"</text:span><text:span text:style-name="T1">&gt;</text:span> Download for Mac<text:span text:style-name="T1">&lt;/button&gt;</text:span></text:p>
      <text:p text:style-name="P2">&lt;/div&gt;</text:p>
      <text:p text:style-name="P4"/>
      <text:p text:style-name="P1"><text:span text:style-name="T1">&lt;div</text:span> <text:span text:style-name="T2">class</text:span>=<text:span text:style-name="T3">"page4-footer"</text:span><text:span text:style-name="T1">&gt;</text:span></text:p>
      <text:p text:style-name="P1"><text:span text:style-name="T1">&lt;div</text:span> <text:span text:style-name="T2">class</text:span>=<text:span text:style-name="T3">"page4-footer-nav"</text:span><text:span text:style-name="T1">&gt;</text:span></text:p>
      <text:p text:style-name="P1"><text:span text:style-name="T1">&lt;ul</text:span> <text:span text:style-name="T2">class</text:span>=<text:span text:style-name="T3">"img5"</text:span><text:span text:style-name="T1">&gt;</text:span></text:p>
      <text:p text:style-name="P1"><text:span text:style-name="T1">&lt;a</text:span> <text:span text:style-name="T2">href</text:span>=<text:span text:style-name="T3">""</text:span><text:span text:style-name="T1">&gt;&lt;img</text:span> <text:span text:style-name="T2">src</text:span>=<text:span text:style-name="T3">"logo.svg"</text:span> <text:span text:style-name="T2">alt</text:span>=<text:span text:style-name="T3">""</text:span><text:span text:style-name="T1">&gt;&lt;/a&gt;</text:span></text:p>
      <text:p text:style-name="P2">&lt;/ul&gt;</text:p>
      <text:p text:style-name="P4"/>
      <text:p text:style-name="P2">&lt;ul&gt;</text:p>
      <text:p text:style-name="P1"><text:span text:style-name="T1">&lt;a</text:span> <text:span text:style-name="T2">href</text:span>=<text:span text:style-name="T3">""</text:span><text:span text:style-name="T1">&gt;</text:span> FAQs<text:span text:style-name="T1">&lt;/a&gt;&lt;br&gt;&lt;br&gt;</text:span></text:p>
      <text:p text:style-name="P1"><text:span text:style-name="T1">&lt;ul&gt;&lt;/ul&gt;&lt;a</text:span> <text:span text:style-name="T2">href</text:span>=<text:span text:style-name="T3">""</text:span><text:span text:style-name="T1">&gt;</text:span>Contact Us<text:span text:style-name="T1">&lt;/a&gt;</text:span></text:p>
      <text:p text:style-name="P2">&lt;/ul&gt;</text:p>
      <text:p text:style-name="P4"/>
      <text:p text:style-name="P2">&lt;ul&gt;</text:p>
      <text:p text:style-name="P1"><text:span text:style-name="T1">&lt;a</text:span> <text:span text:style-name="T2">href</text:span>=<text:span text:style-name="T3">""</text:span><text:span text:style-name="T1">&gt;</text:span> Privacy Policy<text:span text:style-name="T1">&lt;/a&gt;</text:span> <text:span text:style-name="T1">&lt;br&gt;&lt;br&gt;</text:span></text:p>
      <text:p text:style-name="P1"><text:span text:style-name="T1">&lt;ul&gt;&lt;/ul&gt;&lt;a</text:span> <text:span text:style-name="T2">href</text:span>=<text:span text:style-name="T3">""</text:span><text:span text:style-name="T1">&gt;</text:span> Press Kit<text:span text:style-name="T1">&lt;/a&gt;</text:span></text:p>
      <text:p text:style-name="P2">&lt;/ul&gt;</text:p>
      <text:p text:style-name="P4"/>
      <text:p text:style-name="P2">&lt;ul&gt;</text:p>
      <text:p text:style-name="P1"><text:span text:style-name="T1">&lt;a</text:span> <text:span text:style-name="T2">href</text:span>=<text:span text:style-name="T3">""</text:span><text:span text:style-name="T1">&gt;</text:span>Install Guide<text:span text:style-name="T1">&lt;/a&gt;&lt;br&gt;&lt;br&gt;&lt;br&gt;</text:span></text:p>
      <text:p text:style-name="P2">&lt;/ul&gt;</text:p>
      <text:p text:style-name="P4"/>
      <text:p text:style-name="P2"><text:soft-page-break/>&lt;/div&gt;</text:p>
      <text:p text:style-name="P1"><text:span text:style-name="T1">&lt;div</text:span> <text:span text:style-name="T2">class</text:span>=<text:span text:style-name="T3">"page4-footer-nav1"</text:span><text:span text:style-name="T1">&gt;</text:span></text:p>
      <text:p text:style-name="P1"><text:span text:style-name="T1">&lt;a</text:span> <text:span text:style-name="T2">href</text:span>=<text:span text:style-name="T3">""</text:span><text:span text:style-name="T1">&gt;&lt;img</text:span> <text:span text:style-name="T2">src</text:span>=<text:span text:style-name="T3">"icon-facebook.svg"</text:span> <text:span text:style-name="T2">alt</text:span>=<text:span text:style-name="T3">""</text:span><text:span text:style-name="T1">&gt;&lt;/a&gt;</text:span></text:p>
      <text:p text:style-name="P1"><text:span text:style-name="T1">&lt;a</text:span> <text:span text:style-name="T2">href</text:span>=<text:span text:style-name="T3">""</text:span><text:span text:style-name="T1">&gt;&lt;img</text:span> <text:span text:style-name="T2">src</text:span>=<text:span text:style-name="T3">"icon-twitter.svg"</text:span> <text:span text:style-name="T2">alt</text:span>=<text:span text:style-name="T3">""</text:span><text:span text:style-name="T1">&gt;&lt;/a&gt;</text:span></text:p>
      <text:p text:style-name="P1"><text:span text:style-name="T1">&lt;a</text:span> <text:span text:style-name="T2">href</text:span>=<text:span text:style-name="T3">""</text:span><text:span text:style-name="T1">&gt;&lt;img</text:span> <text:span text:style-name="T2">src</text:span>=<text:span text:style-name="T3">"icon-instagram.svg"</text:span> <text:span text:style-name="T2">alt</text:span>=<text:span text:style-name="T3">""</text:span><text:span text:style-name="T1">&gt;&lt;/a&gt;</text:span></text:p>
      <text:p text:style-name="P2">&lt;/div&gt;</text:p>
      <text:p text:style-name="P2">&lt;/div&gt;</text:p>
      <text:p text:style-name="P4"/>
      <text:p text:style-name="P2">&lt;/div&gt;</text:p>
      <text:p text:style-name="P6"/>
      <text:p text:style-name="P5"><text:line-break/><text:line-break/><text:line-break/></text:p>
      <text:p text:style-name="P2">&lt;footer&gt;</text:p>
      <text:p text:style-name="P3">&lt;!-- &lt;p class="attribution"&gt;</text:p>
      <text:p text:style-name="P3">Challenge by &lt;a href="https://www.frontendmentor.io?ref=challenge" target="_blank"&gt;Frontend Mentor&lt;/a&gt;. </text:p>
      <text:p text:style-name="P3">Coded by &lt;a href="#"&gt;Your Name Here&lt;/a&gt;.</text:p>
      <text:p text:style-name="P3">&lt;/p&gt; --&gt;</text:p>
      <text:p text:style-name="P2">&lt;/footer&gt;</text:p>
      <text:p text:style-name="P2">&lt;/body&gt;</text:p>
      <text:p text:style-name="P2">&lt;/html&gt;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17:59:46.679859481</meta:creation-date>
    <dc:date>2023-08-28T18:00:21.577075470</dc:date>
    <meta:editing-duration>PT35S</meta:editing-duration>
    <meta:editing-cycles>1</meta:editing-cycles>
    <meta:document-statistic meta:table-count="0" meta:image-count="0" meta:object-count="0" meta:page-count="4" meta:paragraph-count="134" meta:word-count="490" meta:character-count="4015" meta:non-whitespace-character-count="3653"/>
    <meta:generator>LibreOffice/6.4.7.2$Linux_X86_64 LibreOffice_project/40$Build-2</meta:generator>
  </office:meta>
</office:document-meta>
</file>